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9d6" officeooo:paragraph-rsid="000a19d6"/>
    </style:style>
    <style:style style:name="P2" style:family="paragraph" style:parent-style-name="Standard">
      <style:text-properties officeooo:rsid="000a19d6" officeooo:paragraph-rsid="000b4236"/>
    </style:style>
    <style:style style:name="P3" style:family="paragraph" style:parent-style-name="Standard">
      <style:text-properties officeooo:rsid="000b4236" officeooo:paragraph-rsid="000b4236"/>
    </style:style>
    <style:style style:name="T1" style:family="text">
      <style:text-properties officeooo:rsid="000b4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in 20 Minutes Video:</text:p>
      <text:p text:style-name="P1"/>
      <text:p text:style-name="P1">neues dokument erstellen <text:s text:c="2"/>.html</text:p>
      <text:p text:style-name="P1">tags &lt; --- &gt;</text:p>
      <text:p text:style-name="P1"/>
      <text:p text:style-name="P2">&lt;head&gt; </text:p>
      <text:p text:style-name="P2"><text:tab/>: informationen für den browser. Enthält titel(das was im fenster im browser steht.)</text:p>
      <text:p text:style-name="P2"><text:tab/>&lt;<text:span text:style-name="T1">meta&gt; sagt der suche, worin es auf der seite geht</text:span></text:p>
      <text:p text:style-name="P2"><text:tab/><text:tab/><text:span text:style-name="T1">name=”description” <text:s text:c="2"/>CONTENT <text:s text:c="4"/>/&gt;</text:span></text:p>
      <text:p text:style-name="P1"/>
      <text:p text:style-name="P1">Body: <text:s/>Header tags h1 <text:s/>h2 h3 <text:s/>h4 h5 h6 <text:s text:c="2"/>je kleiner, desto größer die Zahl.</text:p>
      <text:p text:style-name="P1"><text:tab/>&lt;p&gt; <text:s/>text tag</text:p>
      <text:p text:style-name="P1"><text:tab/>&lt;img src [property] =”piano.jpg” /&gt; <text:s text:c="2"/>←100 x100 pixel <text:s text:c="3"/>width=”200px” /&gt;</text:p>
      <text:p text:style-name="P1"><text:tab/>&lt;a href=” <text:s/>LINK ” &gt; TEXT &lt;/a&gt; <text:s text:c="2"/>← Links</text:p>
      <text:p text:style-name="P1"/>
      <text:p text:style-name="P1"/>
      <text:p text:style-name="P2"><text:tab/>ol <text:tab/>←Liste <text:s text:c="3"/></text:p>
      <text:p text:style-name="P2"><text:tab/>li <text:s text:c="9"/>← List item</text:p>
      <text:p text:style-name="P1"/>
      <text:p text:style-name="P1"/>
      <text:p text:style-name="P1"/>
      <text:p text:style-name="P1"/>
      <text:p text:style-name="P1">&lt;div&gt; <text:s text:c="7"/>dived de page in different areas <text:s/>&lt;/div&gt; <text:s/>← unsichtbarer tag <text:s/>, <text:s text:c="2"/></text:p>
      <text:p text:style-name="P1"/>
      <text:p text:style-name="P1"><text:tab/>class <text:s text:c="4"/>für div um sie auszuwählen <text:s text:c="5"/>← <text:span text:style-name="T1">kann mehrfach genutzt werden</text:span></text:p>
      <text:p text:style-name="P1"/>
      <text:p text:style-name="P1"/>
      <text:p text:style-name="P3"><text:tab/>id <text:s text:c="4"/>unique identifier <text:s text:c="3"/>← Nur einmal benutzen</text:p>
      <text:p text:style-name="P1"/>
      <text:p text:style-name="P3">semantic tags <text:s text:c="4"/>describes the content it holds. (html5) <text:s text:c="2"/>denoting different parts and elements of the <text:tab/><text:tab/><text:tab/><text:tab/><text:tab/><text:tab/><text:tab/><text:tab/>side. </text:p>
      <text:p text:style-name="P3"><text:tab/>nav <text:s text:c="3"/>← navigation</text:p>
      <text:p text:style-name="P3"><text:tab/>main <text:s/>← holds al the content of the side</text:p>
      <text:p text:style-name="P3"/>
      <text:p text:style-name="P3">&lt;!Doctype 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3:29:17.752050719</meta:creation-date>
    <dc:date>2023-04-03T13:47:04.418822243</dc:date>
    <meta:editing-duration>PT7M16S</meta:editing-duration>
    <meta:editing-cycles>1</meta:editing-cycles>
    <meta:document-statistic meta:table-count="0" meta:image-count="0" meta:object-count="0" meta:page-count="1" meta:paragraph-count="20" meta:word-count="143" meta:character-count="888" meta:non-whitespace-character-count="667"/>
    <meta:generator>LibreOffice/7.3.7.2$Linux_X86_64 LibreOffice_project/30$Build-2</meta:generator>
  </office:meta>
</office:document-meta>
</file>